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Times New Roman" officeooo:rsid="000d2b3d" officeooo:paragraph-rsid="000d2b3d"/>
    </style:style>
    <style:style style:name="P2" style:family="paragraph" style:parent-style-name="Standard">
      <style:paragraph-properties fo:text-align="center" style:justify-single-word="false"/>
      <style:text-properties style:font-name="Times New Roman" officeooo:rsid="000f10f2" officeooo:paragraph-rsid="000f10f2"/>
    </style:style>
    <style:style style:name="P3" style:family="paragraph" style:parent-style-name="Standard">
      <style:paragraph-properties fo:text-align="start" style:justify-single-word="false"/>
      <style:text-properties style:font-name="Times New Roman" officeooo:rsid="000f10f2" officeooo:paragraph-rsid="000f10f2"/>
    </style:style>
    <style:style style:name="P4" style:family="paragraph" style:parent-style-name="Standard">
      <style:paragraph-properties fo:text-align="start" style:justify-single-word="false"/>
      <style:text-properties style:font-name="Times New Roman" officeooo:rsid="000f10f2" officeooo:paragraph-rsid="00117406"/>
    </style:style>
    <style:style style:name="P5" style:family="paragraph" style:parent-style-name="Standard">
      <style:paragraph-properties fo:text-align="start" style:justify-single-word="false"/>
      <style:text-properties style:font-name="Times New Roman" officeooo:rsid="001b555e" officeooo:paragraph-rsid="0025c510"/>
    </style:style>
    <style:style style:name="P6" style:family="paragraph" style:parent-style-name="Standard" style:list-style-name="L1">
      <style:paragraph-properties fo:text-align="start" style:justify-single-word="false"/>
      <style:text-properties style:font-name="Times New Roman" officeooo:rsid="000f10f2" officeooo:paragraph-rsid="000f10f2"/>
    </style:style>
    <style:style style:name="P7" style:family="paragraph" style:parent-style-name="Standard" style:list-style-name="L2">
      <style:paragraph-properties fo:text-align="start" style:justify-single-word="false"/>
      <style:text-properties style:font-name="Times New Roman" officeooo:rsid="000f10f2" officeooo:paragraph-rsid="000f10f2"/>
    </style:style>
    <style:style style:name="P8" style:family="paragraph" style:parent-style-name="Standard">
      <style:paragraph-properties fo:text-align="start" style:justify-single-word="false"/>
      <style:text-properties style:font-name="Times New Roman" officeooo:rsid="000f10f2" officeooo:paragraph-rsid="00117406"/>
    </style:style>
    <style:style style:name="P9" style:family="paragraph" style:parent-style-name="Standard">
      <style:paragraph-properties fo:text-align="start" style:justify-single-word="false"/>
      <style:text-properties style:font-name="Times New Roman" officeooo:rsid="000f10f2" officeooo:paragraph-rsid="000f10f2"/>
    </style:style>
    <style:style style:name="P10" style:family="paragraph" style:parent-style-name="Standard">
      <style:paragraph-properties fo:text-align="center" style:justify-single-word="false"/>
      <style:text-properties style:font-name="Times New Roman" officeooo:rsid="000f10f2" officeooo:paragraph-rsid="00232220"/>
    </style:style>
    <style:style style:name="P11" style:family="paragraph" style:parent-style-name="Standard">
      <style:paragraph-properties fo:text-align="start" style:justify-single-word="false"/>
      <style:text-properties style:font-name="Times New Roman" officeooo:rsid="00188d13" officeooo:paragraph-rsid="001ca70a"/>
    </style:style>
    <style:style style:name="P12" style:family="paragraph" style:parent-style-name="Standard">
      <style:paragraph-properties fo:text-align="start" style:justify-single-word="false"/>
      <style:text-properties style:font-name="Times New Roman" officeooo:rsid="00188d13" officeooo:paragraph-rsid="00232cdf"/>
    </style:style>
    <style:style style:name="P13" style:family="paragraph" style:parent-style-name="Standard">
      <style:paragraph-properties fo:line-height="200%" fo:text-align="start" style:justify-single-word="false"/>
      <style:text-properties style:font-name="Times New Roman" officeooo:rsid="00188d13" officeooo:paragraph-rsid="00232cdf"/>
    </style:style>
    <style:style style:name="P14" style:family="paragraph" style:parent-style-name="Standard">
      <style:paragraph-properties fo:text-align="start" style:justify-single-word="false"/>
      <style:text-properties style:font-name="Times New Roman" officeooo:rsid="0019f2c6" officeooo:paragraph-rsid="00232cdf"/>
    </style:style>
    <style:style style:name="P15" style:family="paragraph" style:parent-style-name="Standard">
      <style:paragraph-properties fo:text-align="start" style:justify-single-word="false"/>
      <style:text-properties style:font-name="Times New Roman" officeooo:rsid="0019f2c6" officeooo:paragraph-rsid="0025c510"/>
    </style:style>
    <style:style style:name="P16" style:family="paragraph" style:parent-style-name="Standard">
      <style:paragraph-properties fo:line-height="200%" fo:text-align="start" style:justify-single-word="false"/>
      <style:text-properties style:font-name="Times New Roman" officeooo:rsid="0019f2c6" officeooo:paragraph-rsid="001e7771"/>
    </style:style>
    <style:style style:name="P17" style:family="paragraph" style:parent-style-name="Standard">
      <style:paragraph-properties fo:line-height="200%" fo:text-align="start" style:justify-single-word="false"/>
      <style:text-properties style:font-name="Times New Roman" officeooo:rsid="0021ad0e" officeooo:paragraph-rsid="00117406"/>
    </style:style>
    <style:style style:name="T1" style:family="text">
      <style:text-properties officeooo:rsid="0019c4c5"/>
    </style:style>
    <style:style style:name="T2" style:family="text">
      <style:text-properties officeooo:rsid="001b555e"/>
    </style:style>
    <style:style style:name="T3" style:family="text">
      <style:text-properties officeooo:rsid="001c37ad"/>
    </style:style>
    <style:style style:name="T4" style:family="text">
      <style:text-properties officeooo:rsid="001ca70a"/>
    </style:style>
    <style:style style:name="T5" style:family="text">
      <style:text-properties officeooo:rsid="001e7771"/>
    </style:style>
    <style:style style:name="T6" style:family="text">
      <style:text-properties fo:font-style="italic" officeooo:rsid="0023d242" style:font-style-asian="italic" style:font-style-complex="italic"/>
    </style:style>
    <style:style style:name="T7" style:family="text">
      <style:text-properties officeooo:rsid="00232cdf"/>
    </style:style>
    <style:style style:name="T8" style:family="text">
      <style:text-properties officeooo:rsid="0023d242"/>
    </style:style>
    <style:style style:name="T9" style:family="text">
      <style:text-properties officeooo:rsid="0025c51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120">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evor Bramwell</text:p>
      <text:p text:style-name="P1">COMM326 – Intercultural Communication</text:p>
      <text:p text:style-name="P1">Dr. Elizabeth Root</text:p>
      <text:p text:style-name="P1"><text:date style:data-style-name="N120" text:date-value="2015-01-26T19:14:38.045427706" text:fixed="true">26 January 2015</text:date></text:p>
      <text:p text:style-name="P1"/>
      <text:p text:style-name="P10">Chapter 3 – <text:span text:style-name="T7">Male Body Image &amp; Social Construction of Gender</text:span></text:p>
      <text:p text:style-name="P10"/>
      <text:p text:style-name="P2"/>
      <text:p text:style-name="P13"><text:tab/><text:span text:style-name="T7">The other day my girlfriend's Grandfather asked me if I had seen the “game” last night. As I don't follow sports, or even have a TV, <text:s/>I didn't know which game or even sport he was referring to, yet as a man, I am expected to. A similar, sports related event, happened to me while eating dinner with a friend. The first question my friend's father asked, after greeting me, was if I had been a linebacker in High School. Upon seeing my body type, assumed I played sports. Throwing my head back and laughing, I responded with an emphatic “No.” I haven't played on a sports team since I was 9 years old.</text:span></text:p>
      <text:p text:style-name="P13"><text:span text:style-name="T7"><text:tab/>These are just two examples of times I have experienced the social construction of gender. This construction is communicated across all media, and continues to reinforce gender identities through each generation. One of the places where this can clearly be seen is in video games.</text:span></text:p>
      <text:p text:style-name="P13"><text:tab/><text:span text:style-name="T8">Games such as </text:span><text:span text:style-name="T6">Super Mario Bros.</text:span><text:span text:style-name="T8">, and </text:span><text:span text:style-name="T6">Legend of Zelda: Ocarina of Time</text:span><text:span text:style-name="T8"> both contain the classic trope of a damsel in distress. The male protagonist of each game fights for, and is eventually rewarded with, a captured woman. This reinforces the gender stereotype that women need to be saved, can't fight on their own accord, and constructing a gendered power distribution. Encouraging men to view women as objects or rewards in their own lives. Having played many video games I can state with certainty that Mario and Zelda are only two of the multitude of examples of this gender construction being repeated and reinforced through video games.</text:span></text:p>
      <text:p text:style-name="P16"><text:tab/><text:span text:style-name="T9">Both body image, and video games are two examples from my life of the social construction of gender. These constructions continue to be communicated through media and reinforce gender stereotypes.</text:span></text:p>
      <text:p text:style-name="P17"/>
      <text:p text:style-name="P4"/>
      <text:p text:style-name="P4"><text:soft-page-break/></text:p>
      <text:p text:style-name="P4"/>
      <text:p text:style-name="Horizontal_20_Line"/>
      <text:p text:style-name="P14"/>
      <text:p text:style-name="P14"/>
      <text:p text:style-name="P15"/>
      <text:p text:style-name="P15"><text:span text:style-name="T2"><text:tab/>For the cultural artifact assignment in this class, I brought in my dance shoe. When I took both Ballet I and Modern Dance I, there was a maximum of three men per class. Dance would not be seen as a masculine activity, so when I make new friends I tend to hold off on talking about my love of dance, for fear of judgment.</text:span></text:p>
      <text:p text:style-name="P5"/>
      <text:p text:style-name="P5"/>
      <text:p text:style-name="P5"><text:span text:style-name="T5">The book for this class talks about the “white” values of individualism, a propensity for being task</text:span></text:p>
      <text:p text:style-name="P5"><text:span text:style-name="T5"><text:s/>focused, and holding a linear view of time. These values seem to fit my cultural perception of Americans, and of myself. I prefer to do things on my own, and not work in teams with people. My day is always structured around what I have to get done for that day. And when I ask someone to meet me at 5 PM, I expect them to show up somewhere between 4:55 and 5:05.</text:span></text:p>
      <text:p text:style-name="P11"/>
      <text:p text:style-name="P14"><text:span text:style-name="T2">As a male I am daily inundated with images of hypermasculinity. </text:span></text:p>
      <text:p text:style-name="P14"/>
      <text:p text:style-name="P12"><text:span text:style-name="T2">Someone who is already in a position of privilege.</text:span></text:p>
      <text:p text:style-name="P4"/>
      <text:p text:style-name="P11"><text:span text:style-name="T4"><text:s/>So I come from a place of privilege. White. Whiteness. Construction of the other. Being raised in America,. Those that win the wars write the history books. Having been raised in a hegomonic white male world, I see now the history classes I took always spoke from the perspective of 'Americans'.</text:span></text:p>
      <text:p text:style-name="P4"/>
      <text:p text:style-name="P11"><text:span text:style-name="T4">I thought minorities were the ones that had all the 'privilege' because of all the offers and handouts given to them. Little did I know I had bought into the privilege bias, and was unable to recognize how easy my life had been growing up as a white male.</text:span></text:p>
      <text:p text:style-name="P4"/>
      <text:p text:style-name="P4"/>
      <text:p text:style-name="P12"><text:span text:style-name="T1">E</text:span>very time I look for <text:tab/>scholarships there never seem to be any <text:span text:style-name="T3">I qualify for. All the good ones <text:tab/>are reserved for women and </text:span>minorities. How unfair! Why aren't there any scholarships for <text:span text:style-name="T1">me</text:span>?</text:p>
      <text:p text:style-name="P12"/>
      <text:p text:style-name="P12"><text:tab/> <text:span text:style-name="T3">The speaker here is undoubtedly a white male. </text:span>I've heard this complaint multiple times from my <text:span text:style-name="T1">f</text:span>riends <text:span text:style-name="T1">who are students,</text:span> and have caught myself making it more than once. <text:span text:style-name="T4">As I grew up as a white male, it was hard to recognize my own privilege. Everyday I walk around with this privilege. </text:span></text:p>
      <text:p text:style-name="P4"/>
      <text:p text:style-name="P4"/>
      <text:p text:style-name="P4"/>
      <text:p text:style-name="P4">Pick one or two of the most interesting concepts and relate them to a personal experience.</text:p>
      <text:p text:style-name="P3"/>
      <text:p text:style-name="P3">Goals:</text:p>
      <text:list xml:id="list3607366544504724870" text:style-name="L1">
        <text:list-item>
          <text:p text:style-name="P6">Demonstrate you have read the text.</text:p>
        </text:list-item>
        <text:list-item>
          <text:p text:style-name="P6">Apply the concepts in the text to personal experience.</text:p>
        </text:list-item>
      </text:list>
      <text:p text:style-name="P3"/>
      <text:p text:style-name="P3">Address Questions:</text:p>
      <text:list xml:id="list2033761008153928876" text:style-name="L2">
        <text:list-item>
          <text:p text:style-name="P7">What concept(s) interested you the most in this chapter? Why?</text:p>
        </text:list-item>
        <text:list-item>
          <text:p text:style-name="P7"><text:soft-page-break/>How can you relate this concept(s) to a life experience that either you or someone you has had?</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6T19:09:44.172849725</meta:creation-date>
    <meta:generator>LibreOffice/4.2.7.2$Linux_X86_64 LibreOffice_project/420m0$Build-2</meta:generator>
    <dc:date>2015-01-27T11:08:31.008776897</dc:date>
    <meta:editing-duration>PT3H28M39S</meta:editing-duration>
    <meta:editing-cycles>12</meta:editing-cycles>
    <meta:document-statistic meta:table-count="0" meta:image-count="0" meta:object-count="0" meta:page-count="3" meta:paragraph-count="25" meta:word-count="744" meta:character-count="4161" meta:non-whitespace-character-count="3430"/>
  </office:meta>
</office:document-meta>
</file>